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P1" style:family="paragraph" style:parent-style-name="Normalny">
      <style:paragraph-properties fo:margin-left="-0.0035in" fo:margin-right="0in" fo:margin-top="0in" fo:margin-bottom="0in" style:contextual-spacing="false" fo:line-height="150%" fo:text-indent="-0.0071in" style:auto-text-indent="false">
        <style:tab-stops/>
      </style:paragraph-properties>
    </style:style>
    <style:style style:name="P2" style:family="paragraph" style:parent-style-name="Normalny">
      <style:paragraph-properties fo:margin-top="0in" fo:margin-bottom="0in" style:contextual-spacing="false" fo:line-height="150%"/>
    </style:style>
    <style:style style:name="P3" style:family="paragraph" style:parent-style-name="Normalny" style:master-page-name="MP0">
      <style:paragraph-properties fo:margin-left="-0.0035in" fo:margin-right="0in" fo:margin-top="0in" fo:margin-bottom="0in" style:contextual-spacing="false" fo:line-height="150%" fo:text-indent="-0.0071in" style:auto-text-indent="false" style:page-number="auto" fo:break-before="pag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Normalny">
      <style:paragraph-properties fo:margin-left="0in" fo:margin-right="0in" fo:margin-top="0in" fo:margin-bottom="0in" style:contextual-spacing="false" fo:line-height="150%" fo:text-indent="-0.25in" style:auto-text-indent="false"/>
    </style:style>
    <style:style style:name="P5" style:family="paragraph" style:parent-style-name="Normalny" style:list-style-name="L1">
      <style:paragraph-properties fo:margin-left="0in" fo:margin-right="0in" fo:margin-top="0in" fo:margin-bottom="0in" style:contextual-spacing="false" fo:line-height="150%" fo:text-indent="-0.25in" style:auto-text-indent="false"/>
    </style:style>
    <style:style style:name="P6" style:family="paragraph" style:parent-style-name="Normalny" style:list-style-name="L2">
      <style:paragraph-properties fo:margin-left="0in" fo:margin-right="0in" fo:margin-top="0in" fo:margin-bottom="0in" style:contextual-spacing="false" fo:line-height="150%" fo:text-indent="-0.25in" style:auto-text-indent="false"/>
      <style:text-properties officeooo:rsid="0002b70c" officeooo:paragraph-rsid="0002b70c"/>
    </style:style>
    <style:style style:name="P7" style:family="paragraph" style:parent-style-name="Normalny" style:list-style-name="L1">
      <style:paragraph-properties fo:margin-left="0.4902in" fo:margin-right="0in" fo:margin-top="0in" fo:margin-bottom="0in" style:contextual-spacing="false" fo:line-height="150%" fo:text-indent="-0.25in" style:auto-text-indent="false">
        <style:tab-stops/>
      </style:paragraph-properties>
    </style:style>
    <style:style style:name="P8" style:family="paragraph" style:parent-style-name="Normalny" style:list-style-name="L1">
      <style:paragraph-properties fo:margin-left="0.75in" fo:margin-right="0in" fo:margin-top="0in" fo:margin-bottom="0in" style:contextual-spacing="false" fo:line-height="150%" fo:text-indent="0in" style:auto-text-indent="false">
        <style:tab-stops/>
      </style:paragraph-properties>
    </style:style>
    <style:style style:name="P9" style:family="paragraph" style:parent-style-name="Normalny">
      <style:paragraph-properties fo:margin-top="0in" fo:margin-bottom="0in" style:contextual-spacing="false" fo:line-height="150%"/>
    </style:style>
    <style:style style:name="P10" style:family="paragraph" style:parent-style-name="Normalny" style:list-style-name="L3">
      <style:paragraph-properties fo:margin-top="0in" fo:margin-bottom="0in" style:contextual-spacing="false" fo:line-height="150%"/>
      <style:text-properties officeooo:rsid="0004704c" officeooo:paragraph-rsid="0004704c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officeooo:rsid="0002b70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XXX Moto Complex</text:p>
      <text:p text:style-name="P1"><text:span text:style-name="Domyślna_20_czcionka_20_akapitu"><text:span text:style-name="T1">Lista aktorów:</text:span></text:span> </text:p>
      <text:list xml:id="list3681446109" text:style-name="L1">
        <text:list-item>
          <text:p text:style-name="P5">klient – osoba zweryfikowana </text:p>
        </text:list-item>
        <text:list-item>
          <text:p text:style-name="P5">klient – osoba niezweryfikowana</text:p>
        </text:list-item>
        <text:list-item>
          <text:p text:style-name="P5">administrator aplikacji </text:p>
        </text:list-item>
        <text:list-item>
          <text:p text:style-name="P5">mechanik</text:p>
        </text:list-item>
        <text:list-item>
          <text:p text:style-name="P5">pracownik BOK </text:p>
        </text:list-item>
        <text:list-item>
          <text:p text:style-name="P5">pracownik biurowy</text:p>
        </text:list-item>
        <text:list-item>
          <text:p text:style-name="P5">system internetowy &lt;&lt;system&gt;&gt; </text:p>
        </text:list-item>
        <text:list-item>
          <text:p text:style-name="P5">system biura obsługi klienta &lt;&lt;system&gt;&gt; </text:p>
        </text:list-item>
        <text:list-item>
          <text:p text:style-name="P5">system diagnostyczny &lt;&lt;system&gt;&gt;</text:p>
        </text:list-item>
      </text:list>
      <text:p text:style-name="P2"/>
      <text:p text:style-name="P1"><text:span text:style-name="Domyślna_20_czcionka_20_akapitu"><text:span text:style-name="T1">Lista przypadków użycia (z podziałem na podsystemy):</text:span></text:span> </text:p>
      <text:list xml:id="list91331381565477" text:continue-numbering="true" text:style-name="L1">
        <text:list-item>
          <text:p text:style-name="P5">Biuro obsługi klienta: (pracownik BOK) </text:p>
        </text:list-item>
        <text:list-item>
          <text:p text:style-name="P8">Otwarcie zlecenia realizacji usługi </text:p>
        </text:list-item>
        <text:list-item>
          <text:p text:style-name="P8">Przyjmowanie pojazdów <text:span text:style-name="T2">i wy</text:span>dawanie pojazdów</text:p>
        </text:list-item>
        <text:list-item>
          <text:p text:style-name="P8">Modyfikacja zakresu napraw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 text:c="25"/>Przyjmowanie płatności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 text:c="25"/>Rezerwacja terminów</text:p>
            </text:list-item>
            <text:list-item>
              <text:p text:style-name="P5"><text:s text:c="25"/>Informowanie klienta o bieżącym stanie realizacji zlecenia</text:p>
            </text:list-item>
            <text:list-item>
              <text:p text:style-name="P5"><text:s text:c="26"/>Informowanie o zbliżającym się terminie okresowego obowiązkowego przeglądu technicznego pojazdu klienta</text:p>
            </text:list-item>
          </text:list>
        </text:list-item>
      </text:list>
      <text:p text:style-name="P4"/>
      <text:list xml:id="list3974721028" text:style-name="L2">
        <text:list-item>
          <text:p text:style-name="P6">Strona internetowa</text:p>
        </text:list-item>
      </text:list>
      <text:list xml:id="list3925992068" text:style-name="L3">
        <text:list-item>
          <text:p text:style-name="P10">wyszukaj termini i znajdz usluge</text:p>
        </text:list-item>
        <text:list-item>
          <text:p text:style-name="P10">przegladanie zlecenia</text:p>
        </text:list-item>
        <text:list-item>
          <text:p text:style-name="P10">otrzymac przypomnienie o terminie</text:p>
        </text:list-item>
        <text:list-item>
          <text:p text:style-name="P10">powiadoamienie o modyfikacji uslugi</text:p>
        </text:list-item>
        <text:list-item>
          <text:p text:style-name="P10">wersyfikacja klienta</text:p>
        </text:list-item>
      </text:list>
      <text:list xml:id="list91331928568152" text:continue-list="list91331381565477" text:style-name="L1">
        <text:list-item>
          <text:p text:style-name="P5">Zaplecze biurowe i księgowość: (pracownik biurowy)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Ustalanie harmonogramu prac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Przydział mechaników do stanowisk</text:p>
            </text:list-item>
            <text:list-item>
              <text:p text:style-name="P5">Przydział mechaników do usługi </text:p>
            </text:list-item>
            <text:list-item>
              <text:p text:style-name="P5">Przejęcie i zdanie stanowiska pracy</text:p>
            </text:list-item>
            <text:list-item>
              <text:p text:style-name="P5">Ustalenie grafiku dla stanowiska pracy</text:p>
            </text:list-item>
            <text:list-item>
              <text:p text:style-name="P5">Sprawowanie nadzoru nad magazynem</text:p>
            </text:list-item>
            <text:list-item>
              <text:p text:style-name="P5">Prowadzenie podstawowej księgowości (ewidencja faktur, integracja z firmą FK obsługującą firmę)</text:p>
            </text:list-item>
            <text:list-item>
              <text:p text:style-name="P5"><text:soft-page-break/>kontrola czasu pracy pracowników i przebiegu napraw</text:p>
            </text:list-item>
          </text:list>
        </text:list-item>
        <text:list-item>
          <text:p text:style-name="P5">Warsztat: (mechanik)</text:p>
          <text:list>
            <text:list-item>
              <text:p text:style-name="P5">Przejęcie i zdanie stanowiska pracy (mechanik)</text:p>
            </text:list-item>
            <text:list-item>
              <text:p text:style-name="P5">Oględziny pojazdów</text:p>
            </text:list-item>
            <text:list-item>
              <text:p text:style-name="P5">Zgłaszanie zapotrzebowania na części</text:p>
            </text:list-item>
            <text:list-item>
              <text:p text:style-name="P5">Opis wykrytych uszkodzeń</text:p>
            </text:list-item>
            <text:list-item>
              <text:p text:style-name="P5">Sprawozdawania aktualnego stanu obsługi pojazdów</text:p>
            </text:list-item>
            <text:list-item>
              <text:p text:style-name="P5">Generowanie raportów</text:p>
            </text:list-item>
          </text:list>
        </text:list-item>
      </text:list>
      <text:p text:style-name="P2"><text:span text:style-name="Domyślna_20_czcionka_20_akapitu"><text:span text:style-name="T1"/></text:span></text:p>
      <text:p text:style-name="P2"><text:span text:style-name="Domyślna_20_czcionka_20_akapitu"><text:span text:style-name="T1">Lista wymagań niefunkcjonalnych</text:span></text:span> <text:s/></text:p>
      <text:p text:style-name="P1"><text:span text:style-name="Domyślna_20_czcionka_20_akapitu"><text:span text:style-name="T1">Wymagania produktowe:</text:span></text:span> </text:p>
      <text:list xml:id="list91332232179147" text:continue-numbering="true" text:style-name="L1">
        <text:list-item>
          <text:p text:style-name="P5">system umożliwia równoczesną pracę 100 użytkowników (5s czas reakcji) </text:p>
        </text:list-item>
        <text:list-item>
          <text:p text:style-name="P5">przetworzenie około 50 000 pojazdów <text:s/>i oraz 1000 transakcji (zleceń) tygodniowo </text:p>
        </text:list-item>
        <text:list-item>
          <text:p text:style-name="P5">praca 24/7 (brak dostępu maksymalnie 1h/miesiąc)</text:p>
        </text:list-item>
      </text:list>
      <text:p text:style-name="P1"><text:span text:style-name="Domyślna_20_czcionka_20_akapitu"><text:span text:style-name="T1">Wymagania organizacyjne:</text:span></text:span> </text:p>
      <text:list xml:id="list91330724899244" text:continue-numbering="true" text:style-name="L1">
        <text:list-item>
          <text:p text:style-name="P7">integracja z istniejącym systemem magazynowym </text:p>
        </text:list-item>
        <text:list-item>
          <text:p text:style-name="P7">aplikacja internetowa </text:p>
        </text:list-item>
        <text:list-item>
          <text:p text:style-name="P7">integracja z systemem zewnętrznym do przeglądów technicznych DEKRA.SKP</text:p>
        </text:list-item>
        <text:list-item>
          <text:p text:style-name="P7">integracja z firmą FK prowadzącą księgowość</text:p>
        </text:list-item>
        <text:list-item>
          <text:p text:style-name="P7">możliwość rozbudowy (nowe placówki)</text:p>
        </text:list-item>
      </text:list>
      <text:p text:style-name="P1"><text:span text:style-name="Domyślna_20_czcionka_20_akapitu"><text:span text:style-name="T1">Wymagania zewnętrzne:</text:span></text:span> </text:p>
      <text:list xml:id="list91331235676794" text:continue-numbering="true" text:style-name="L1">
        <text:list-item>
          <text:p text:style-name="P5">bezpieczeństwo danych klientów i ich zamówień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Times New Roman" style:font-size-asian="11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0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0pt" style:font-style-asian="normal" style:font-weight-asian="normal" style:font-name-complex="Segoe UI Symbol" style:font-family-complex="'Segoe UI Symbol'" style:font-family-generic-complex="swiss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346in" fo:margin-bottom="0.8189in" fo:margin-left="0.9835in" fo:margin-right="1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/>
    <dc:subject/>
    <meta:initial-creator>Ewcia</meta:initial-creator>
    <meta:creation-date>2022-03-21T18:21:00Z</meta:creation-date>
    <dc:date>2022-03-22T09:13:29.799256736</dc:date>
    <meta:editing-cycles>3</meta:editing-cycles>
    <meta:editing-duration>PT16M11S</meta:editing-duration>
    <meta:document-statistic meta:table-count="0" meta:image-count="0" meta:object-count="0" meta:page-count="2" meta:paragraph-count="55" meta:word-count="281" meta:character-count="2130" meta:non-whitespace-character-count="1827"/>
    <meta:template xlink:type="simple" xlink:actuate="onRequest" xlink:title="" xlink:href="../../../../../../../tmp/mozilla_9kotlowska0/lista_UC_warsztat.odt/Normal.dotm"/>
  </office:meta>
</office:document-meta>
</file>